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299in" style:rel-column-width="4208*"/>
    </style:style>
    <style:style style:name="Table1.B" style:family="table-column">
      <style:table-column-properties style:column-width="1.7771in" style:rel-column-width="17400*"/>
    </style:style>
    <style:style style:name="Table1.C" style:family="table-column">
      <style:table-column-properties style:column-width="4.4861in" style:rel-column-width="4392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f01a" officeooo:paragraph-rsid="000df01a"/>
    </style:style>
    <style:style style:name="P2" style:family="paragraph" style:parent-style-name="Table_20_Contents">
      <style:text-properties officeooo:rsid="000df01a" officeooo:paragraph-rsid="000df01a"/>
    </style:style>
    <style:style style:name="P3" style:family="paragraph" style:parent-style-name="Table_20_Contents">
      <style:text-properties officeooo:rsid="000eae7e" officeooo:paragraph-rsid="000eae7e"/>
    </style:style>
    <style:style style:name="P4" style:family="paragraph" style:parent-style-name="Table_20_Contents">
      <style:text-properties officeooo:rsid="000df01a" officeooo:paragraph-rsid="00123020"/>
    </style:style>
    <style:style style:name="P5" style:family="paragraph" style:parent-style-name="Table_20_Contents">
      <style:text-properties officeooo:rsid="0012c8c1" officeooo:paragraph-rsid="0012c8c1"/>
    </style:style>
    <style:style style:name="P6" style:family="paragraph" style:parent-style-name="Table_20_Contents">
      <style:text-properties officeooo:rsid="0012c9e6" officeooo:paragraph-rsid="0012c9e6"/>
    </style:style>
    <style:style style:name="T1" style:family="text">
      <style:text-properties officeooo:rsid="000eae7e"/>
    </style:style>
    <style:style style:name="T2" style:family="text">
      <style:text-properties officeooo:rsid="000fc78f"/>
    </style:style>
    <style:style style:name="T3" style:family="text">
      <style:text-properties officeooo:rsid="001230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planung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Nr</text:p>
          </table:table-cell>
          <table:table-cell table:style-name="Table1.A1" office:value-type="string">
            <text:p text:style-name="P2">Kompetenzbereich</text:p>
          </table:table-cell>
          <table:table-cell table:style-name="Table1.C1" office:value-type="string">
            <text:p text:style-name="P2">Inhalte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Projektmanagement</text:p>
          </table:table-cell>
          <table:table-cell table:style-name="Table1.C2" office:value-type="string">
            <text:p text:style-name="P3">Nutzwertanalyse, Netzplantechnik, 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Entwicklung von Softwaresystemen</text:p>
          </table:table-cell>
          <table:table-cell table:style-name="Table1.C2" office:value-type="string">
            <text:p text:style-name="P2">Vorgehens- und Prozessmodelle, (V-Modell, SCRUM), <text:span text:style-name="T2">Anforderungsanalyse,</text:span> Aufwandsschätzung, Qualitätssicherung, Dokumentation</text:p>
            <text:p text:style-name="P3">Artefakte: Projektantrag, Projektauftrag, Pflichtenheft, Systemarchitektur/-entwurf, Testdoku, ...)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Geschäftsprozessmodellierung</text:p>
          </table:table-cell>
          <table:table-cell table:style-name="Table1.C2" office:value-type="string">
            <text:p text:style-name="P2">UML (Activity-, UseCase-, Class-, Object-, Deployment-, Sequence-, State-)</text:p>
            <text:p text:style-name="P2">Flussdiagramm, </text:p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4">Betrieb von IKT-Systemen <text:span text:style-name="T3">und </text:span>Rahmenbedingungen der Systemplanung und Projektentwicklung</text:p>
          </table:table-cell>
          <table:table-cell table:style-name="Table1.C2" office:value-type="string">
            <text:p text:style-name="P5">Organisatorisch Eingliederung der IT ins Unternehmen, IT-Berufe (Personalplanung und Personalbeschaffung), Datensicherheit und Datenschutz, EDV-Verträge (rechtliche Bestimmungen), EDV-Arbeitsplatzergonomie und Softwareergonomie</text:p>
            <text:p text:style-name="P5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Beschaffungsprozesse</text:p>
          </table:table-cell>
          <table:table-cell table:style-name="Table1.C2" office:value-type="string">
            <text:p text:style-name="P6">Leistungs- und Kostenvergleiche, Leistungsbewertung von EDV-Anlagen, Evaluierungen, Ausschreibungen, Phasen einer EDV-Einführung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2">Qualitätssicherung</text:p>
          </table:table-cell>
          <table:table-cell table:style-name="Table1.C2" office:value-type="string">
            <text:p text:style-name="P2">Testarten (im Rahmen des V-Modells: Unit-, Integrations-, System-, Akzeptanztests), Abnahmetest, Smoke-Tests, Regressionstests, <text:span text:style-name="T1">Mocking, Test-Doubles,</text:span>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3">Tools und Methoden im Projektmanagement</text:p>
          </table:table-cell>
          <table:table-cell table:style-name="Table1.C2" office:value-type="string">
            <text:p text:style-name="P3">Continous Integration (CI) und Continous Delivery (CD) am Beispiel Jenkins; Build Tools (Ant, Maven, Gradle)</text:p>
            <text:p text:style-name="P3">Kreativitätstechniken (Morphologischer Kasten, MindMap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Stütz</meta:initial-creator>
    <meta:creation-date>2015-07-08T07:52:13.436493000</meta:creation-date>
    <dc:date>2015-07-08T14:23:50.975576000</dc:date>
    <meta:editing-duration>PT2H15M39S</meta:editing-duration>
    <meta:editing-cycles>6</meta:editing-cycles>
    <meta:generator>LibreOffice/4.3.7.2$MacOSX_X86_64 LibreOffice_project/8a35821d8636a03b8bf4e15b48f59794652c68ba</meta:generator>
    <meta:document-statistic meta:table-count="1" meta:image-count="0" meta:object-count="0" meta:page-count="1" meta:paragraph-count="28" meta:word-count="122" meta:character-count="1299" meta:non-whitespace-character-count="1203"/>
  </office:meta>
</office:document-meta>
</file>